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" style:font-pitch="variable"/>
    <style:font-face style:name="OpenSymbol1" svg:font-family="OpenSymbol, 'Arial Unicode MS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063in" table:align="left" style:writing-mode="lr-tb"/>
    </style:style>
    <style:style style:name="Table1.A" style:family="table-column">
      <style:table-column-properties style:column-width="7.4063in"/>
    </style:style>
    <style:style style:name="Table1.1" style:family="table-row">
      <style:table-row-properties style:min-row-height="0.1597in" style:keep-together="true" fo:keep-together="auto"/>
    </style:style>
    <style:style style:name="Table1.A1" style:family="table-cell">
      <style:table-cell-properties style:vertical-align="top" fo:background-color="#e6e6e6" fo:padding="0in" fo:border="0.0007in solid #000000" style:writing-mode="lr-tb">
        <style:background-image/>
      </style:table-cell-properties>
    </style:style>
    <style:style style:name="Table1.2" style:family="table-row">
      <style:table-row-properties style:min-row-height="0.1757in" style:keep-together="true" fo:keep-together="auto"/>
    </style:style>
    <style:style style:name="Table1.A2" style:family="table-cell">
      <style:table-cell-properties style:vertical-align="top" fo:background-color="#e6e6e6" fo:padding="0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pt" style:font-size-asian="2pt" style:font-size-complex="2pt"/>
    </style:style>
    <style:style style:name="P2" style:family="paragraph" style:parent-style-name="Standard">
      <style:paragraph-properties fo:margin-top="0.1098in" fo:margin-bottom="0in">
        <style:tab-stops>
          <style:tab-stop style:position="0.1252in"/>
          <style:tab-stop style:position="6.9374in" style:type="right"/>
        </style:tab-stops>
      </style:paragraph-properties>
    </style:style>
    <style:style style:name="P3" style:family="paragraph" style:parent-style-name="Standard">
      <style:paragraph-properties fo:margin-top="0.1098in" fo:margin-bottom="0in">
        <style:tab-stops>
          <style:tab-stop style:position="6.9374in" style:type="right"/>
        </style:tab-stops>
      </style:paragraph-properties>
    </style:style>
    <style:style style:name="P4" style:family="paragraph" style:parent-style-name="Standard">
      <style:paragraph-properties fo:margin-top="0.1098in" fo:margin-bottom="0in">
        <style:tab-stops>
          <style:tab-stop style:position="0.25in"/>
          <style:tab-stop style:position="6.9374in" style:type="right"/>
        </style:tab-stops>
      </style:paragraph-properties>
    </style:style>
    <style:style style:name="P5" style:family="paragraph" style:parent-style-name="Standard">
      <style:paragraph-properties fo:margin-top="0.1098in" fo:margin-bottom="0in">
        <style:tab-stops>
          <style:tab-stop style:position="0.1252in"/>
          <style:tab-stop style:position="6.9374in" style:type="right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.0417in" fo:margin-bottom="0in">
        <style:tab-stops>
          <style:tab-stop style:position="0.1874in"/>
          <style:tab-stop style:position="4.1874in"/>
        </style:tab-stops>
      </style:paragraph-properties>
    </style:style>
    <style:style style:name="P7" style:family="paragraph" style:parent-style-name="Standard">
      <style:paragraph-properties fo:margin-top="0.0835in" fo:margin-bottom="0in">
        <style:tab-stops>
          <style:tab-stop style:position="0.1252in"/>
          <style:tab-stop style:position="4.5047in"/>
        </style:tab-stops>
      </style:paragraph-properties>
      <style:text-properties fo:font-size="13pt" style:text-underline-style="solid" style:text-underline-width="auto" style:text-underline-color="font-color" fo:font-weight="bold" style:font-size-asian="13pt" style:font-weight-asian="bold" style:font-size-complex="13pt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Standard" style:master-page-name="">
      <style:paragraph-properties fo:margin-left="0.1902in" fo:margin-right="0.1402in" fo:margin-top="0.1598in" fo:margin-bottom="0in" fo:line-height="150%" fo:orphans="0" fo:widows="0" fo:hyphenation-ladder-count="no-limit" fo:text-indent="0in" style:auto-text-indent="false" style:page-number="auto" style:writing-mode="lr-tb">
        <style:tab-stops>
          <style:tab-stop style:position="0.1874in"/>
          <style:tab-stop style:position="4.5047in"/>
        </style:tab-stops>
      </style:paragraph-properties>
      <style:text-properties fo:font-size="11pt" style:text-underline-style="none" fo:font-weight="normal" style:font-size-asian="11pt" style:font-weight-asian="normal" style:font-size-complex="11pt" style:language-complex="zxx" style:country-complex="none" style:font-weight-complex="normal" fo:hyphenate="false" fo:hyphenation-remain-char-count="2" fo:hyphenation-push-char-count="2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1" style:family="paragraph" style:parent-style-name="Standard" style:list-style-name="WW8Num3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2" style:family="paragraph" style:parent-style-name="Standard" style:list-style-name="WW8Num5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3" style:family="paragraph" style:parent-style-name="Standard" style:list-style-name="WW8Num7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4" style:family="paragraph" style:parent-style-name="Standard" style:list-style-name="WW8Num4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15" style:family="paragraph" style:parent-style-name="Standard" style:list-style-name="WW8Num6">
      <style:paragraph-properties fo:margin-left="0.1902in" fo:margin-right="0in" fo:margin-top="0.0417in" fo:margin-bottom="0in" fo:text-indent="-0.1902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16" style:family="paragraph" style:parent-style-name="Standard" style:list-style-name="WW8Num2">
      <style:paragraph-properties fo:margin-left="0.4374in" fo:margin-right="0in" fo:margin-top="0.0417in" fo:margin-bottom="0in" fo:text-indent="-0.25in" style:auto-text-indent="false">
        <style:tab-stops>
          <style:tab-stop style:position="0.4374in"/>
          <style:tab-stop style:position="5.1618in"/>
        </style:tab-stops>
      </style:paragraph-properties>
      <style:text-properties fo:font-style="italic" style:font-style-asian="italic" style:language-complex="zxx" style:country-complex="none" style:font-style-complex="italic"/>
    </style:style>
    <style:style style:name="P17" style:family="paragraph" style:parent-style-name="Standard" style:list-style-name="WW8Num8">
      <style:paragraph-properties fo:margin-left="0.1902in" fo:margin-right="0in" fo:margin-top="0.0417in" fo:margin-bottom="0in" fo:text-indent="-0.1811in" style:auto-text-indent="false">
        <style:tab-stops>
          <style:tab-stop style:position="0.1874in"/>
          <style:tab-stop style:position="4.5047in"/>
        </style:tab-stops>
      </style:paragraph-properties>
    </style:style>
    <style:style style:name="P18" style:family="paragraph" style:parent-style-name="Standard" style:list-style-name="WW8Num8">
      <style:paragraph-properties fo:margin-left="0.1902in" fo:margin-right="0in" fo:margin-top="0.0417in" fo:margin-bottom="0in" fo:text-indent="-0.1811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19" style:family="paragraph" style:parent-style-name="Standard" style:list-style-name="WW8Num9">
      <style:paragraph-properties fo:margin-left="0.1811in" fo:margin-right="0in" fo:margin-top="0.0417in" fo:margin-bottom="0in" fo:text-indent="-0.1811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P20" style:family="paragraph" style:parent-style-name="Standard" style:list-style-name="WW8Num9">
      <style:paragraph-properties fo:margin-left="0.1874in" fo:margin-right="0in" fo:margin-top="0.0417in" fo:margin-bottom="0in" fo:text-indent="-0.1874in" style:auto-text-indent="false">
        <style:tab-stops>
          <style:tab-stop style:position="0.1874in"/>
          <style:tab-stop style:position="4.5047in"/>
        </style:tab-stops>
      </style:paragraph-properties>
      <style:text-properties style:language-complex="zxx" style:country-complex="none"/>
    </style:style>
    <style:style style:name="T1" style:family="text">
      <style:text-properties style:language-complex="zxx" style:country-complex="none"/>
    </style:style>
    <style:style style:name="T2" style:family="text">
      <style:text-properties style:text-position="super 58%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language-complex="zxx" style:country-complex="none" style:font-weight-complex="bold"/>
    </style:style>
    <style:style style:name="T5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language-complex="zxx" style:country-complex="none"/>
    </style:style>
    <style:style style:name="T9" style:family="text">
      <style:text-properties fo:font-style="italic" fo:font-weight="bold" style:font-style-asian="italic" style:font-weight-asian="bold" style:language-complex="zxx" style:country-complex="none" style:font-style-complex="italic" style:font-weight-complex="bold"/>
    </style:style>
    <style:style style:name="T10" style:family="text">
      <style:text-properties fo:font-style="italic" style:font-style-asian="italic" style:language-complex="zxx" style:country-complex="none"/>
    </style:style>
    <style:style style:name="T11" style:family="text">
      <style:text-properties fo:font-size="8pt" style:font-size-asian="8pt" style:font-size-complex="8pt" style:language-complex="zxx" style:country-complex="none"/>
    </style:style>
    <style:style style:name="T12" style:family="text">
      <style:text-properties fo:language="zxx" fo:country="none" fo:font-style="italic" fo:font-weight="bold" style:font-style-asian="italic" style:font-weight-asian="bold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arrett C. Vogenbeck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1">127 NW 6</text:span><text:span text:style-name="T2">th</text:span><text:span text:style-name="T1"> Ave Apt. 502 • Portland, OR 97209</text:span></text:p>
          </table:table-cell>
        </table:table-row>
        <table:table-row table:style-name="Table1.2">
          <table:table-cell table:style-name="Table1.A2" office:value-type="string">
            <text:p text:style-name="P8">(503) – 551 – 1556<text:span text:style-name="T1"> • </text:span><text:a xlink:type="simple" xlink:href="mailto:GVOGENBECK@GMAIL.COM"><text:span text:style-name="Internet_20_link">GVOGENBECK@GMAIL.COM</text:span></text:a><text:span text:style-name="Internet_20_link"> </text:span></text:p>
          </table:table-cell>
        </table:table-row>
      </table:table>
      <text:p text:style-name="P5"><text:line-break/>CONNECT ONLINE<text:line-break/></text:p>
      <text:list xml:id="list3624790757089575103" text:style-name="WW8Num3">
        <text:list-item>
          <text:p text:style-name="P11">Connect with me on LinkedIn at: <text:span text:style-name="Internet_20_link">http://www.linkedin.com/in/vogenbeck</text:span></text:p>
        </text:list-item>
        <text:list-item>
          <text:p text:style-name="P11">To view examples and case studies of my past web development work, visit the portfolio on my business website at:<text:line-break/><text:a xlink:type="simple" xlink:href="http://holisticwebmedia.com/portfolio/"><text:span text:style-name="Internet_20_link">http://holisticwebmedia.com/portfolio/</text:span></text:a><text:span text:style-name="T1"><text:line-break/></text:span><text:span text:style-name="T11"> </text:span></text:p>
        </text:list-item>
      </text:list>
      <text:p text:style-name="P2"><text:span text:style-name="T5">EDUCATION<text:line-break/></text:span><text:span text:style-name="T3"><text:line-break/>Masters of Business Administration<text:tab/></text:span><text:span text:style-name="T7">Oregon State University, June 2009</text:span></text:p>
      <text:list xml:id="list35459130" text:continue-numbering="true" text:style-name="WW8Num3">
        <text:list-item>
          <text:p text:style-name="P11">Recipient of an Oregon Laurels Graduate Scholarship.</text:p>
        </text:list-item>
        <text:list-item>
          <text:p text:style-name="P11">Thesis: <text:span text:style-name="T1">Boeing sponsored development of CLS Xchange, a dealer driven exchange for recycled</text:span><text:span text:style-name="T10"> </text:span><text:span text:style-name="T1">nylon.</text:span></text:p>
        </text:list-item>
      </text:list>
      <text:list xml:id="list2610999321866417497" text:style-name="WW8Num2">
        <text:list-item>
          <text:p text:style-name="P16">CLS Xchange placed First Place in the “Business Viability” category in the 2009 OSU MBA Business Plan Competition and was a finalist in the 2009 Austin Entrepreneurial Challenge.</text:p>
        </text:list-item>
      </text:list>
      <text:p text:style-name="P2"><text:span text:style-name="T4">Bachelors of Science in Computer Science</text:span><text:span text:style-name="T1"><text:tab/></text:span><text:span text:style-name="T9">Oregon State University, June 2008</text:span></text:p>
      <text:list xml:id="list813330288656437713" text:style-name="WW8Num4">
        <text:list-item>
          <text:p text:style-name="P14">Minors in German and business administration.<text:line-break/></text:p>
        </text:list-item>
      </text:list>
      <text:p text:style-name="P7">TECHNICAL SKILLS</text:p>
      <text:p text:style-name="P9">Drupal, WordPress, HTML5, CSS3, PHP, JavaScript, jQuery, MySQL, XML, Active Server Pages (ASP.NET), VB.NET, <text:s/>Google Analytics, Marketo, Eloqua, Photoshop, The GIMP</text:p>
      <text:p text:style-name="P7">EXPERIENCE</text:p>
      <text:p text:style-name="P3"><text:span text:style-name="T3">Founder &amp; Owner, Web Developer / Digital Marketer<text:tab/></text:span><text:span text:style-name="T12">Holistic Web Media</text:span><text:span text:style-name="T7">, March 2009 – Present</text:span></text:p>
      <text:list xml:id="list6346980430438291579" text:style-name="WW8Num5">
        <text:list-item>
          <text:p text:style-name="P12">Fully developed and designed numerous custom websites.</text:p>
        </text:list-item>
        <text:list-item>
          <text:p text:style-name="P12">Increased client web traffic through social media marketing (SMM) and search engine optimization (SEO).</text:p>
        </text:list-item>
        <text:list-item>
          <text:p text:style-name="P12">Provided ongoing support, training, and business strategy consultation to businesses in a variety of industries.</text:p>
        </text:list-item>
      </text:list>
      <text:p text:style-name="P3"><text:span text:style-name="T3">Demand Generation Architect<text:tab/></text:span><text:span text:style-name="T8">Lead Lizard</text:span><text:span text:style-name="T7">, May 2013 – February 2014</text:span></text:p>
      <text:list xml:id="list35443789" text:continue-numbering="true" text:style-name="WW8Num5">
        <text:list-item>
          <text:p text:style-name="P12">Developed digital marketing collateral such as reports, emails, webpages, and forms within marketing automation campaigns/programs on platforms such as Marketo, Eloqua, and Pardot.</text:p>
        </text:list-item>
      </text:list>
      <text:p text:style-name="P3"><text:span text:style-name="T3">Web Developer<text:tab/></text:span><text:span text:style-name="T6">Clean Edge</text:span><text:span text:style-name="T7">, November 2011 – October 2013</text:span></text:p>
      <text:list xml:id="list35437891" text:continue-numbering="true" text:style-name="WW8Num5">
        <text:list-item>
          <text:p text:style-name="P12">Managed custom Drupal-based website for a leading clean-tech research and consulting firm.</text:p>
        </text:list-item>
        <text:list-item>
          <text:p text:style-name="P12">Maintained website security, speed, and stability.</text:p>
        </text:list-item>
        <text:list-item>
          <text:p text:style-name="P12">Developed and managed email newsletter marketing campaigns.</text:p>
        </text:list-item>
      </text:list>
      <text:p text:style-name="P3"><text:span text:style-name="T3">Web Designer &amp; Developer<text:tab/></text:span><text:span text:style-name="T6">PARTNER Tool, University of Colorado Denver</text:span><text:span text:style-name="T7">, November 2009 – Present</text:span></text:p>
      <text:list xml:id="list35448993" text:continue-numbering="true" text:style-name="WW8Num5">
        <text:list-item>
          <text:p text:style-name="P12">Developed and maintained a custom website for a prominent social network analysis software tool developed at the University of Colorado Denver’s School of Public Affairs.</text:p>
        </text:list-item>
        <text:list-item>
          <text:p text:style-name="P12">Designed fully custom website theme for the WordPress content management system using the Thesis framework.</text:p>
        </text:list-item>
        <text:list-item>
          <text:p text:style-name="P12">Produced custom website graphics using Photoshop and other mainstream image editing software.</text:p>
        </text:list-item>
        <text:list-item>
          <text:p text:style-name="P12">Developed and managed email newsletter marketing campaigns.</text:p>
        </text:list-item>
        <text:list-item>
          <text:p text:style-name="P12">Expanded the reach and usage of the software tool through extensive online marketing.</text:p>
        </text:list-item>
      </text:list>
      <text:p text:style-name="P3"><text:soft-page-break/><text:span text:style-name="T3">Digital Consultant<text:tab/></text:span><text:span text:style-name="T6">NW Oregon Realty Group</text:span><text:span text:style-name="T7">, May 2011 – April 2014</text:span></text:p>
      <text:list xml:id="list35447487" text:continue-numbering="true" text:style-name="WW8Num5">
        <text:list-item>
          <text:p text:style-name="P12">Provided web development and consulting services for a real estate brokerage office.</text:p>
        </text:list-item>
        <text:list-item>
          <text:p text:style-name="P12">Improved client’s online visibility through search engine optimization (SEO) and social media marketing (SMM).</text:p>
        </text:list-item>
      </text:list>
      <text:p text:style-name="P6"><text:span text:style-name="T3"><text:line-break/>Web Designer &amp; Developer<text:tab/></text:span><text:span text:style-name="T6">Avid4 Adventure</text:span><text:span text:style-name="T7">, January 2011 – May 2013</text:span></text:p>
      <text:list xml:id="list35435263" text:continue-numbering="true" text:style-name="WW8Num5">
        <text:list-item>
          <text:p text:style-name="P12">Developed and maintained a website for a Colorado-based adventure travel and outdoor education company.</text:p>
        </text:list-item>
        <text:list-item>
          <text:p text:style-name="P12">Expanded the capabilities of the WordPress content management system through extensive PHP theme development.</text:p>
        </text:list-item>
        <text:list-item>
          <text:p text:style-name="P12">Provided ongoing consultation and support to ensure the security and speed of all website functions.</text:p>
        </text:list-item>
      </text:list>
      <text:p text:style-name="P3"><text:span text:style-name="T3">Web Developer<text:tab/></text:span><text:span text:style-name="T6">Murphy LightWorks</text:span><text:span text:style-name="T7">, October 2010 – May 2012</text:span></text:p>
      <text:list xml:id="list35466491" text:continue-numbering="true" text:style-name="WW8Num5">
        <text:list-item>
          <text:p text:style-name="P12">Developed and maintained several websites for an electrical and lighting design firm.</text:p>
        </text:list-item>
        <text:list-item>
          <text:p text:style-name="P12">Provided extensive training to help client become self-sufficient.</text:p>
        </text:list-item>
      </text:list>
      <text:p text:style-name="P3"><text:span text:style-name="T3">E-Commerce Web Developer<text:tab/></text:span><text:span text:style-name="T6">eDecor.com</text:span><text:span text:style-name="T7">, August 2010 – March 2012</text:span></text:p>
      <text:list xml:id="list35441620" text:continue-numbering="true" text:style-name="WW8Num5">
        <text:list-item>
          <text:p text:style-name="P12">Developed an e-commerce website solution for a Portland-based importer.</text:p>
        </text:list-item>
        <text:list-item>
          <text:p text:style-name="P12">Customized website aesthetics to match client’s branding and color schemes.</text:p>
        </text:list-item>
      </text:list>
      <text:p text:style-name="P3"><text:span text:style-name="T3">Web Developer<text:tab/></text:span><text:span text:style-name="T6">Health Policy Solutions</text:span><text:span text:style-name="T7">, September 2010 – December 2011</text:span></text:p>
      <text:list xml:id="list35463984" text:continue-numbering="true" text:style-name="WW8Num5">
        <text:list-item>
          <text:p text:style-name="P12">Developed a news website covering national health policy issues for a project of the Buechner Institute for Governance at the School of Public Affairs at the University of Colorado Denver.</text:p>
        </text:list-item>
        <text:list-item>
          <text:p text:style-name="P12">Implemented email marketing campaign and designed custom newsletter templates.</text:p>
        </text:list-item>
      </text:list>
      <text:p text:style-name="P3"><text:span text:style-name="T3">Director of Web Marketing<text:tab/></text:span><text:span text:style-name="T12">Typethink</text:span><text:span text:style-name="T7">, February 2010 – November 2010</text:span></text:p>
      <text:list xml:id="list35435420" text:continue-numbering="true" text:style-name="WW8Num5">
        <text:list-item>
          <text:p text:style-name="P12">Implemented custom web marketing strategies for Typethink and its clients.</text:p>
        </text:list-item>
        <text:list-item>
          <text:p text:style-name="P12">Developed and improved sales processes of software development services.</text:p>
        </text:list-item>
      </text:list>
      <text:p text:style-name="P3"><text:span text:style-name="T4">Account Manager</text:span><text:span text:style-name="T1"><text:tab/></text:span><text:span text:style-name="T12">CenterSpace Software</text:span><text:span text:style-name="T9">, August 2009 – December 2009</text:span></text:p>
      <text:list xml:id="list8933592837044679194" text:style-name="WW8Num6">
        <text:list-item>
          <text:p text:style-name="P15">Managed hundreds of international client accounts and participated in various marketing initiatives.</text:p>
        </text:list-item>
        <text:list-item>
          <text:p text:style-name="P15">Opened a multitude of new client accounts selling enterprise-class numerical component libraries for the .NET platform while maintaining above a 75% maintenance contract renewal rate.</text:p>
        </text:list-item>
        <text:list-item>
          <text:p text:style-name="P15">Created comprehensive sales processes using Salesforce, a customer relationship management (CRM) software tool.</text:p>
        </text:list-item>
      </text:list>
      <text:p text:style-name="P3"><text:span text:style-name="T3">Apple Support Head Consultant<text:tab/></text:span><text:span text:style-name="T7">OSU College of Engineering, March 2005 - June 2009</text:span></text:p>
      <text:list xml:id="list7234345597556634564" text:style-name="WW8Num7">
        <text:list-item>
          <text:p text:style-name="P13">Maintained the file systems and overall integrity of all Apple hardware and software for student computer labs.</text:p>
        </text:list-item>
        <text:list-item>
          <text:p text:style-name="P13">Utilized open-source software tools to develop comprehensive software file systems on over 100 Apple computers.</text:p>
        </text:list-item>
        <text:list-item>
          <text:p text:style-name="P13">Installed and maintained back-end servers and RAID arrays.</text:p>
        </text:list-item>
      </text:list>
      <text:p text:style-name="P3"><text:span text:style-name="T3">Wireless Help Desk Technician<text:tab/></text:span><text:span text:style-name="T7">OSU College of Engineering, June 2007 - September 2008</text:span></text:p>
      <text:list xml:id="list35448933" text:continue-numbering="true" text:style-name="WW8Num7">
        <text:list-item>
          <text:p text:style-name="P13">Provided software and hardware support for users of Linux, PC, and Apple computers.</text:p>
        </text:list-item>
        <text:list-item>
          <text:p text:style-name="P13">Provided technical training for College of Engineering students and staff.</text:p>
        </text:list-item>
      </text:list>
      <text:p text:style-name="P3"><text:span text:style-name="T3">Software Development Intern<text:tab/></text:span><text:span text:style-name="T7">Corvallis School District 509J, February 2005 – February 2006</text:span></text:p>
      <text:list xml:id="list5277230561130825421" text:style-name="WW8Num8">
        <text:list-item>
          <text:p text:style-name="P17">Developed web applications using ASP .NET and Transact-SQL stored procedures.</text:p>
        </text:list-item>
        <text:list-item>
          <text:p text:style-name="P18">Managed an expansive SQL database using Microsoft SQL Server.</text:p>
        </text:list-item>
      </text:list>
      <text:p text:style-name="P4"><text:span text:style-name="T4">Technical Director</text:span><text:span text:style-name="T1"><text:tab/></text:span><text:span text:style-name="T12">The Grassroots Learning Project</text:span><text:span text:style-name="T9">, February 2005 – March 2006</text:span></text:p>
      <text:list xml:id="list9134884969972997837" text:style-name="WW8Num9">
        <text:list-item>
          <text:p text:style-name="P19">Helped spearhead a project that made OSU one of the first universities to utilize podcasting technology.</text:p>
        </text:list-item>
        <text:list-item>
          <text:p text:style-name="P20">Managed all technical aspects of the project, including web development, audio recording, post-production, podcast feed authoring, marketing, and community outreach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" style:font-pitch="variable"/>
    <style:font-face style:name="OpenSymbol1" svg:font-family="OpenSymbol, 'Arial Unicode MS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4.5047in"/>
        </style:tab-stops>
      </style:paragraph-properties>
      <style:text-properties style:use-window-font-color="true" style:font-name="Times New Roman" fo:font-size="11pt" fo:language="en" fo:country="US" style:letter-kerning="true" style:font-name-asian="Arial Unicode MS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hievement" style:family="paragraph" style:parent-style-name="Text_20_body">
      <style:paragraph-properties fo:margin="100%" fo:margin-left="0in" fo:margin-right="0in" fo:margin-top="0in" fo:margin-bottom="0.0417in" style:line-height-at-least="0.1665in" fo:text-align="justify" style:justify-single-word="false" fo:text-indent="0in" style:auto-text-indent="false"/>
      <style:text-properties style:font-name="Garamond" fo:font-size="11pt" style:font-size-asian="11pt" style:font-name-complex="Garamon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Wingdings" fo:font-size="8pt" style:font-size-asian="8pt" style:font-name-complex="OpenSymbol" style:font-size-complex="8pt" style:language-complex="zxx" style:country-complex="none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Symbol" style:language-complex="zxx" style:country-complex="none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 style:language-complex="zxx" style:country-complex="none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2z1" style:family="text">
      <style:text-properties style:font-name="OpenSymbol" style:font-name-complex="OpenSymbol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RTF_5f_Num_20_2_20_1" style:display-name="RTF_Num 2 1" style:family="text">
      <style:text-properties style:font-name="Symbol" style:font-name-asian="OpenSymbol1" style:font-name-complex="Symbol"/>
    </style:style>
    <style:style style:name="RTF_5f_Num_20_2_20_2" style:display-name="RTF_Num 2 2" style:family="text">
      <style:text-properties style:font-name="OpenSymbol1" style:font-name-asian="OpenSymbol1" style:font-name-complex="OpenSymbol1"/>
    </style:style>
    <style:style style:name="RTF_5f_Num_20_2_20_3" style:display-name="RTF_Num 2 3" style:family="text">
      <style:text-properties style:font-name="OpenSymbol1" style:font-name-asian="OpenSymbol1" style:font-name-complex="OpenSymbol1"/>
    </style:style>
    <style:style style:name="RTF_5f_Num_20_2_20_4" style:display-name="RTF_Num 2 4" style:family="text">
      <style:text-properties style:font-name="Symbol" style:font-name-asian="OpenSymbol1" style:font-name-complex="Symbol"/>
    </style:style>
    <style:style style:name="RTF_5f_Num_20_2_20_5" style:display-name="RTF_Num 2 5" style:family="text">
      <style:text-properties style:font-name="OpenSymbol1" style:font-name-asian="OpenSymbol1" style:font-name-complex="OpenSymbol1"/>
    </style:style>
    <style:style style:name="RTF_5f_Num_20_2_20_6" style:display-name="RTF_Num 2 6" style:family="text">
      <style:text-properties style:font-name="OpenSymbol1" style:font-name-asian="OpenSymbol1" style:font-name-complex="OpenSymbol1"/>
    </style:style>
    <style:style style:name="RTF_5f_Num_20_2_20_7" style:display-name="RTF_Num 2 7" style:family="text">
      <style:text-properties style:font-name="Symbol" style:font-name-asian="OpenSymbol1" style:font-name-complex="Symbol"/>
    </style:style>
    <style:style style:name="RTF_5f_Num_20_2_20_8" style:display-name="RTF_Num 2 8" style:family="text">
      <style:text-properties style:font-name="OpenSymbol1" style:font-name-asian="OpenSymbol1" style:font-name-complex="OpenSymbol1"/>
    </style:style>
    <style:style style:name="RTF_5f_Num_20_2_20_9" style:display-name="RTF_Num 2 9" style:family="text">
      <style:text-properties style:font-name="OpenSymbol1" style:font-name-asian="OpenSymbol1" style:font-name-complex="OpenSymbol1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091in" fo:text-indent="-0.25in" fo:margin-left="0.5091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91in" fo:text-indent="-0.25in" fo:margin-left="0.7591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.0091in" fo:text-indent="-0.25in" fo:margin-left="1.009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91in" fo:text-indent="-0.25in" fo:margin-left="1.2591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091in" fo:text-indent="-0.25in" fo:margin-left="1.5091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91in" fo:text-indent="-0.25in" fo:margin-left="1.7591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.0091in" fo:text-indent="-0.25in" fo:margin-left="2.0091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91in" fo:text-indent="-0.25in" fo:margin-left="2.2591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091in" fo:text-indent="-0.25in" fo:margin-left="2.5091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2_20_2" style:num-suffix="." text:bullet-char="◦">
        <style:list-level-properties text:space-before="0.5in" text:min-label-width="0.25in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0.75in" text:min-label-width="0.25in"/>
        <style:text-properties style:font-name="OpenSymbol1"/>
      </text:list-level-style-bullet>
      <text:list-level-style-bullet text:level="4" text:style-name="RTF_5f_Num_20_2_20_4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RTF_5f_Num_20_2_20_5" style:num-suffix="." text:bullet-char="◦">
        <style:list-level-properties text:space-before="1.25in" text:min-label-width="0.25in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1.5in" text:min-label-width="0.25in"/>
        <style:text-properties style:font-name="OpenSymbol1"/>
      </text:list-level-style-bullet>
      <text:list-level-style-bullet text:level="7" text:style-name="RTF_5f_Num_20_2_20_7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RTF_5f_Num_20_2_20_8" style:num-suffix="." text:bullet-char="◦">
        <style:list-level-properties text:space-before="2in" text:min-label-width="0.25in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2.25in" text:min-label-width="0.25in"/>
        <style:text-properties style:font-name="OpenSymbol1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6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rrett C</dc:title>
    <meta:initial-creator>Garrett Vogenbeck</meta:initial-creator>
    <meta:creation-date>2014-03-11T07:59:00</meta:creation-date>
    <dc:creator>Garrett Vogenbeck</dc:creator>
    <dc:date>2014-05-14T15:29:36.94</dc:date>
    <meta:print-date>2014-02-05T14:56:00</meta:print-date>
    <meta:editing-cycles>4</meta:editing-cycles>
    <meta:editing-duration>P2171DT9H47M24S</meta:editing-duration>
    <meta:generator>OpenOffice/4.0.1$Win32 OpenOffice.org_project/401m5$Build-9714</meta:generator>
    <meta:document-statistic meta:table-count="1" meta:image-count="0" meta:object-count="0" meta:page-count="2" meta:paragraph-count="67" meta:word-count="849" meta:character-count="5800"/>
  </office:meta>
</office:document-meta>
</file>